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60pt" style:text-underline-style="none" fo:font-weight="bold" officeooo:rsid="00375c99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66pt" style:text-underline-style="none" fo:font-weight="bold" officeooo:rsid="00375c99" officeooo:paragraph-rsid="00375c99" style:font-size-asian="66pt" style:font-weight-asian="bold" style:font-size-complex="6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60pt" style:text-underline-style="none" fo:font-weight="bold" officeooo:rsid="00375c99" officeooo:paragraph-rsid="00375c99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8pt" style:text-underline-style="none" fo:font-weight="bold" officeooo:rsid="00375c99" officeooo:paragraph-rsid="00375c9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officeooo:paragraph-rsid="0018485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font-name="Liberation Serif" fo:font-size="20pt" style:text-underline-style="none" fo:font-weight="bold" officeooo:rsid="00375c99" officeooo:paragraph-rsid="00375c99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paragraph-rsid="0018485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paragraph-rsid="001cee0e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Liberation Serif" fo:font-size="12pt" fo:font-style="normal" officeooo:rsid="002d0ad8" officeooo:paragraph-rsid="002d0ad8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3333ff" style:font-name="Liberation Serif" fo:font-size="12pt" style:text-underline-style="none" fo:font-weight="normal" officeooo:rsid="002e7b3c" officeooo:paragraph-rsid="002e7b3c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3333ff" style:font-name="Liberation Serif" fo:font-size="12pt" style:text-underline-style="none" fo:font-weight="normal" officeooo:rsid="00332b84" officeooo:paragraph-rsid="00332b84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3333ff" style:font-name="Liberation Serif" fo:font-size="12pt" style:text-underline-style="none" fo:font-weight="normal" officeooo:rsid="00364d07" officeooo:paragraph-rsid="00364d07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3333ff" style:font-name="Liberation Serif" fo:font-size="12pt" style:text-underline-style="none" fo:font-weight="normal" officeooo:rsid="0034d4b1" officeooo:paragraph-rsid="0034d4b1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3333ff" style:font-name="Liberation Serif" fo:font-size="12pt" style:text-underline-style="none" fo:font-weight="normal" officeooo:rsid="0016d104" officeooo:paragraph-rsid="0016d104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3333ff" style:font-name="Liberation Serif" fo:font-size="12pt" style:text-underline-style="none" fo:font-weight="normal" officeooo:rsid="00187b4c" officeooo:paragraph-rsid="00187b4c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3333ff" style:font-name="Liberation Serif" fo:font-size="12pt" style:text-underline-style="none" fo:font-weight="normal" officeooo:rsid="00187b4c" officeooo:paragraph-rsid="0020235b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3333ff" style:font-name="Liberation Serif" fo:font-size="12pt" style:text-underline-style="none" fo:font-weight="normal" officeooo:rsid="001a594d" officeooo:paragraph-rsid="001a594d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3333ff" style:font-name="Liberation Serif" fo:font-size="12pt" style:text-underline-style="none" fo:font-weight="normal" officeooo:rsid="001a594d" officeooo:paragraph-rsid="0016d10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3333ff" style:font-name="Liberation Serif" fo:font-size="12pt" style:text-underline-style="none" fo:font-weight="normal" officeooo:rsid="001af69f" officeooo:paragraph-rsid="001af69f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3333ff" style:font-name="Liberation Serif" fo:font-size="12pt" style:text-underline-style="none" fo:font-weight="normal" officeooo:rsid="0020235b" officeooo:paragraph-rsid="0020235b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3333ff" style:font-name="Liberation Serif" fo:font-size="12pt" style:text-underline-style="none" fo:font-weight="normal" officeooo:rsid="002a525c" officeooo:paragraph-rsid="002a525c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3333ff" style:font-name="Liberation Serif" fo:font-size="12pt" style:text-underline-style="none" fo:font-weight="normal" officeooo:paragraph-rsid="00184852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3333ff" style:font-name="Liberation Serif" fo:font-size="12pt" style:text-underline-style="none" fo:font-weight="normal" officeooo:rsid="002957fa" officeooo:paragraph-rsid="00243b11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3333ff" style:font-name="Liberation Serif" fo:font-size="12pt" style:text-underline-style="none" fo:font-weight="normal" officeooo:rsid="002957fa" officeooo:paragraph-rsid="002957fa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3333ff" style:font-name="Liberation Serif" fo:font-size="12pt" style:text-underline-style="none" fo:font-weight="normal" officeooo:rsid="0026fe95" officeooo:paragraph-rsid="0026fe95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3333ff" style:font-name="Liberation Serif" fo:font-size="12pt" style:text-underline-style="none" fo:font-weight="normal" officeooo:paragraph-rsid="0026fe95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3333ff" style:font-name="Liberation Serif" fo:font-size="12pt" style:text-underline-style="none" fo:font-weight="normal" officeooo:rsid="002be5ba" officeooo:paragraph-rsid="002be5ba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3333ff" style:font-name="Liberation Serif" fo:font-size="12pt" style:text-underline-style="none" fo:font-weight="normal" officeooo:rsid="0027a148" officeooo:paragraph-rsid="0027a148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3333ff" style:font-name="Liberation Serif" fo:font-size="12pt" style:text-underline-style="none" fo:font-weight="normal" officeooo:rsid="002c1e31" officeooo:paragraph-rsid="002c1e31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3333ff" style:font-name="Liberation Serif" fo:font-size="12pt" style:text-underline-style="none" fo:font-weight="bold" officeooo:paragraph-rsid="0016d104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3333ff" style:font-name="Liberation Serif" fo:font-size="12pt" officeooo:paragraph-rsid="0016d104" style:font-size-asian="12pt" style:font-size-complex="12pt"/>
    </style:style>
    <style:style style:name="P35" style:family="paragraph" style:parent-style-name="Standard">
      <style:text-properties fo:color="#3333ff" style:font-name="Liberation Serif" fo:font-size="12pt" officeooo:paragraph-rsid="00187b4c" style:font-size-asian="12pt" style:font-size-complex="12pt"/>
    </style:style>
    <style:style style:name="P36" style:family="paragraph" style:parent-style-name="Standard">
      <style:text-properties fo:color="#3333ff" style:font-name="Liberation Serif" fo:font-size="12pt" officeooo:paragraph-rsid="001a594d" style:font-size-asian="12pt" style:font-size-complex="12pt"/>
    </style:style>
    <style:style style:name="P37" style:family="paragraph" style:parent-style-name="Standard">
      <style:text-properties fo:color="#3333ff" style:font-name="Liberation Serif" fo:font-size="12pt" officeooo:paragraph-rsid="001cee0e" style:font-size-asian="12pt" style:font-size-complex="12pt"/>
    </style:style>
    <style:style style:name="P38" style:family="paragraph" style:parent-style-name="Standard">
      <style:text-properties fo:color="#3333ff" style:font-name="Liberation Serif" fo:font-size="12pt" officeooo:paragraph-rsid="001ac7d9" style:font-size-asian="12pt" style:font-size-complex="12pt"/>
    </style:style>
    <style:style style:name="P39" style:family="paragraph" style:parent-style-name="Standard">
      <style:text-properties fo:color="#3333ff" style:font-name="Liberation Serif" fo:font-size="12pt" officeooo:paragraph-rsid="00243b11" style:font-size-asian="12pt" style:font-size-complex="12pt"/>
    </style:style>
    <style:style style:name="P40" style:family="paragraph" style:parent-style-name="Standard">
      <style:text-properties fo:color="#3333ff" style:font-name="Liberation Serif" fo:font-size="12pt" officeooo:paragraph-rsid="002957fa" style:font-size-asian="12pt" style:font-size-complex="12pt"/>
    </style:style>
    <style:style style:name="P41" style:family="paragraph" style:parent-style-name="Standard">
      <style:text-properties fo:color="#3333ff" style:font-name="Liberation Serif" fo:font-size="12pt" officeooo:paragraph-rsid="002d0ad8" style:font-size-asian="12pt" style:font-size-complex="12pt"/>
    </style:style>
    <style:style style:name="P42" style:family="paragraph" style:parent-style-name="Standard">
      <style:text-properties fo:color="#3333ff" style:font-name="Liberation Serif" fo:font-size="12pt" officeooo:paragraph-rsid="00332b84" style:font-size-asian="12pt" style:font-size-complex="12pt"/>
    </style:style>
    <style:style style:name="P43" style:family="paragraph" style:parent-style-name="Standard">
      <style:text-properties fo:color="#3333ff" style:font-name="Liberation Serif" fo:font-size="12pt" fo:font-weight="normal" officeooo:paragraph-rsid="0026fe95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3333ff" style:font-name="Liberation Serif" fo:font-size="12pt" fo:font-weight="normal" officeooo:rsid="002957fa" officeooo:paragraph-rsid="002957fa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3333ff" style:font-name="Liberation Serif" fo:font-size="12pt" fo:font-style="normal" fo:font-weight="normal" officeooo:rsid="002d0ad8" officeooo:paragraph-rsid="002d0ad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3333ff" fo:font-size="12pt" fo:font-style="normal" style:text-underline-style="none" fo:font-weight="normal" officeooo:paragraph-rsid="0038120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weight="bold" officeooo:paragraph-rsid="001cee0e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ff3333" style:font-name="Liberation Serif" fo:font-size="12pt" style:text-underline-style="solid" style:text-underline-width="auto" style:text-underline-color="font-color" fo:font-weight="bold" officeooo:paragraph-rsid="00184852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3333" style:font-name="Liberation Serif" fo:font-size="12pt" style:text-underline-style="solid" style:text-underline-width="auto" style:text-underline-color="font-color" fo:font-weight="bold" officeooo:paragraph-rsid="001cee0e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" fo:font-size="12pt" style:text-underline-style="none" fo:font-weight="bold" officeooo:paragraph-rsid="001cee0e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" fo:font-size="12pt" style:text-underline-style="none" fo:font-weight="bold" officeooo:rsid="00332b84" officeooo:paragraph-rsid="001cee0e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" fo:font-size="12pt" style:text-underline-style="none" fo:font-weight="bold" officeooo:rsid="0034d4b1" officeooo:paragraph-rsid="0034d4b1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erif" fo:font-size="12pt" style:text-underline-style="none" fo:font-weight="bold" officeooo:paragraph-rsid="0016d104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" fo:font-size="12pt" style:text-underline-style="none" fo:font-weight="bold" officeooo:paragraph-rsid="00184852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Liberation Serif" fo:font-size="12pt" style:text-underline-style="none" fo:font-weight="bold" officeooo:paragraph-rsid="002957fa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paragraph-rsid="00184852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style:text-underline-style="none" fo:font-weight="bold" officeooo:paragraph-rsid="00381203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Liberation Serif" fo:font-size="12pt" style:text-underline-style="none" fo:font-weight="normal" officeooo:paragraph-rsid="001cee0e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style:text-underline-style="none" fo:font-weight="normal" officeooo:rsid="00332b84" officeooo:paragraph-rsid="00332b84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style:text-underline-style="none" fo:font-weight="normal" officeooo:rsid="001cee0e" officeooo:paragraph-rsid="001cee0e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style:text-underline-style="none" fo:font-weight="normal" officeooo:rsid="0026fe95" officeooo:paragraph-rsid="0020235b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style:text-underline-style="none" fo:font-weight="normal" officeooo:paragraph-rsid="00184852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style:text-underline-style="none" fo:font-weight="normal" officeooo:rsid="002d0ad8" officeooo:paragraph-rsid="002d0ad8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cee0e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paragraph-rsid="001cee0e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Serif" fo:font-size="12pt" fo:font-weight="normal" officeooo:rsid="001ac7d9" officeooo:paragraph-rsid="001ac7d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70" style:family="paragraph" style:parent-style-name="Footer">
      <style:paragraph-properties fo:text-align="center" style:justify-single-word="false"/>
    </style:style>
    <style:style style:name="T1" style:family="text">
      <style:text-properties officeooo:rsid="0016d104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color="#000000" style:font-name="Liberation Serif" fo:font-size="16pt" fo:font-style="italic" style:text-underline-style="solid" style:text-underline-width="auto" style:text-underline-color="font-color" fo:font-weight="bold" officeooo:rsid="00381203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font-size="12pt" style:text-underline-style="none" fo:font-weight="normal" officeooo:rsid="0016d104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594d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cee0e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10730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957fa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d0ad8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332b84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style:font-size-asian="10.5pt" style:font-size-complex="12pt"/>
    </style:style>
    <style:style style:name="T15" style:family="text">
      <style:text-properties fo:font-size="12pt" style:text-underline-style="none" officeooo:rsid="0026fe95" style:font-size-asian="10.5pt" style:font-size-complex="12pt"/>
    </style:style>
    <style:style style:name="T16" style:family="text">
      <style:text-properties fo:font-size="12pt" style:text-underline-style="none" officeooo:rsid="0027a148" style:font-size-asian="10.5pt" style:font-size-complex="12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d0ad8" style:font-style-asian="normal" style:font-style-complex="normal"/>
    </style:style>
    <style:style style:name="T19" style:family="text">
      <style:text-properties fo:font-style="normal" fo:font-weight="normal" officeooo:rsid="002d0ad8" style:font-style-asian="normal" style:font-weight-asian="normal" style:font-style-complex="normal" style:font-weight-complex="normal"/>
    </style:style>
    <style:style style:name="T20" style:family="text">
      <style:text-properties officeooo:rsid="001a594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594d" style:font-weight-asian="normal" style:font-weight-complex="normal"/>
    </style:style>
    <style:style style:name="T23" style:family="text">
      <style:text-properties fo:font-weight="normal" officeooo:rsid="001ac7d9" style:font-weight-asian="normal" style:font-weight-complex="normal"/>
    </style:style>
    <style:style style:name="T24" style:family="text">
      <style:text-properties officeooo:rsid="001ac7d9"/>
    </style:style>
    <style:style style:name="T25" style:family="text">
      <style:text-properties officeooo:rsid="001cee0e"/>
    </style:style>
    <style:style style:name="T26" style:family="text">
      <style:text-properties fo:color="#ff3333"/>
    </style:style>
    <style:style style:name="T27" style:family="text">
      <style:text-properties fo:color="#ff3333" officeooo:rsid="001af69f"/>
    </style:style>
    <style:style style:name="T28" style:family="text">
      <style:text-properties fo:color="#ff3333" style:font-name="Liberation Serif" fo:font-size="16pt" style:text-underline-style="solid" style:text-underline-width="auto" style:text-underline-color="font-color" fo:font-weight="bold" officeooo:rsid="00381203" style:font-size-asian="16pt" style:font-weight-asian="bold" style:font-size-complex="16pt" style:font-weight-complex="bold"/>
    </style:style>
    <style:style style:name="T29" style:family="text">
      <style:text-properties fo:color="#ff3333" style:font-name="Liberation Serif" fo:font-size="16pt" fo:font-style="italic" style:text-underline-style="solid" style:text-underline-width="auto" style:text-underline-color="font-color" fo:font-weight="bold" officeooo:rsid="00381203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officeooo:rsid="0020235b"/>
    </style:style>
    <style:style style:name="T31" style:family="text">
      <style:text-properties fo:font-style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d0ad8" style:font-style-asian="italic" style:font-style-complex="italic"/>
    </style:style>
    <style:style style:name="T34" style:family="text">
      <style:text-properties fo:font-style="italic" officeooo:rsid="00332b84" style:font-style-asian="italic" style:font-style-complex="italic"/>
    </style:style>
    <style:style style:name="T35" style:family="text">
      <style:text-properties fo:font-style="italic" officeooo:rsid="002d0ad8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officeooo:rsid="00207b15"/>
    </style:style>
    <style:style style:name="T38" style:family="text">
      <style:text-properties officeooo:rsid="00210730"/>
    </style:style>
    <style:style style:name="T39" style:family="text">
      <style:text-properties officeooo:rsid="0022b3bf"/>
    </style:style>
    <style:style style:name="T40" style:family="text">
      <style:text-properties officeooo:rsid="00243b11"/>
    </style:style>
    <style:style style:name="T41" style:family="text">
      <style:text-properties officeooo:rsid="0026fe95"/>
    </style:style>
    <style:style style:name="T42" style:family="text">
      <style:text-properties officeooo:rsid="002a525c"/>
    </style:style>
    <style:style style:name="T43" style:family="text">
      <style:text-properties officeooo:rsid="002be5ba"/>
    </style:style>
    <style:style style:name="T44" style:family="text">
      <style:text-properties officeooo:rsid="00375c99"/>
    </style:style>
    <style:style style:name="T45" style:family="text">
      <style:text-properties officeooo:rsid="00381203"/>
    </style:style>
    <style:style style:name="T46" style:family="text">
      <style:text-properties fo:color="#800000"/>
    </style:style>
    <style:style style:name="T47" style:family="text">
      <style:text-properties fo:color="#c0c0c0"/>
    </style:style>
    <style:style style:name="T48" style:family="text">
      <style:text-properties fo:color="#808000"/>
    </style:style>
    <style:style style:name="T49" style:family="text">
      <style:text-properties fo:color="#800080"/>
    </style:style>
    <style:style style:name="T50" style:family="text">
      <style:text-properties fo:color="#008000"/>
    </style:style>
    <style:style style:name="T51" style:family="text">
      <style:text-properties style:font-name="Liberation Serif" fo:font-size="16pt" style:text-underline-style="solid" style:text-underline-width="auto" style:text-underline-color="font-color" fo:font-weight="bold" officeooo:rsid="00381203" style:font-size-asian="16pt" style:font-weight-asian="bold" style:font-size-complex="16pt" style:font-weight-complex="bold"/>
    </style:style>
    <style:style style:name="T52" style:family="text">
      <style:text-properties style:font-name="Liberation Serif" fo:font-size="16pt" fo:font-style="italic" style:text-underline-style="solid" style:text-underline-width="auto" style:text-underline-color="font-color" fo:font-weight="bold" officeooo:rsid="00381203" style:font-size-asian="16pt" style:font-style-asian="italic" style:font-weight-asian="bold" style:font-size-complex="16pt" style:font-style-complex="italic" style:font-weight-complex="bold"/>
    </style:style>
    <style:style style:name="T53" style:family="text">
      <style:text-properties style:font-name="Liberation Serif" fo:font-size="16pt" fo:font-style="italic" fo:font-weight="bold" officeooo:rsid="00381203" style:font-size-asian="16pt" style:font-style-asian="italic" style:font-weight-asian="bold" style:font-size-complex="16pt" style:font-style-complex="italic" style:font-weight-complex="bold"/>
    </style:style>
    <style:style style:name="T54" style:family="text">
      <style:text-properties style:font-name="Liberation Serif" fo:font-size="16pt" fo:font-style="italic" officeooo:rsid="00381203" style:font-size-asian="16pt" style:font-style-asian="italic" style:font-size-complex="16pt" style:font-style-complex="italic"/>
    </style:style>
    <style:style style:name="T55" style:family="text">
      <style:text-properties style:font-name="Liberation Serif" fo:font-size="16pt" fo:font-weight="bold" officeooo:rsid="00381203" style:font-size-asian="16pt" style:font-weight-asian="bold" style:font-size-complex="16pt" style:font-weight-complex="bold"/>
    </style:style>
    <style:style style:name="T56" style:family="text">
      <style:text-properties style:font-name="Liberation Serif" fo:font-size="16pt" officeooo:rsid="00381203" style:font-size-asian="16pt" style:font-size-complex="16pt"/>
    </style:style>
    <style:style style:name="T57" style:family="text">
      <style:text-properties style:font-name="Liberation Serif" officeooo:rsid="00381203"/>
    </style:style>
    <style:style style:name="T58" style:family="text">
      <style:text-properties style:font-name="Liberation Serif" fo:font-style="italic" officeooo:rsid="00381203" style:font-style-asian="italic" style:font-style-complex="italic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381203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fo:font-weight="normal" officeooo:rsid="0016d104" style:font-weight-asian="normal" style:font-weight-complex="normal"/>
    </style:style>
    <style:style style:name="T63" style:family="text">
      <style:text-properties style:text-underline-style="none" fo:font-weight="normal" officeooo:rsid="001a594d" style:font-weight-asian="normal" style:font-weight-complex="normal"/>
    </style:style>
    <style:style style:name="T64" style:family="text">
      <style:text-properties style:text-underline-style="none" fo:font-weight="normal" officeooo:rsid="001cee0e" style:font-weight-asian="normal" style:font-weight-complex="normal"/>
    </style:style>
    <style:style style:name="T65" style:family="text">
      <style:text-properties style:text-underline-style="none" fo:font-weight="normal" officeooo:rsid="00210730" style:font-weight-asian="normal" style:font-weight-complex="normal"/>
    </style:style>
    <style:style style:name="T66" style:family="text">
      <style:text-properties style:text-underline-style="none" fo:font-weight="normal" officeooo:rsid="002957fa" style:font-weight-asian="normal" style:font-weight-complex="normal"/>
    </style:style>
    <style:style style:name="T67" style:family="text">
      <style:text-properties style:text-underline-style="none" fo:font-weight="normal" officeooo:rsid="002d0ad8" style:font-weight-asian="normal" style:font-weight-complex="normal"/>
    </style:style>
    <style:style style:name="T68" style:family="text">
      <style:text-properties style:text-underline-style="none" fo:font-weight="normal" officeooo:rsid="00332b84" style:font-weight-asian="normal" style:font-weight-complex="normal"/>
    </style:style>
    <style:style style:name="T69" style:family="text">
      <style:text-properties style:text-underline-style="none" officeooo:rsid="0026fe95"/>
    </style:style>
    <style:style style:name="T70" style:family="text">
      <style:text-properties style:text-underline-style="none" officeooo:rsid="0027a1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Gràfics</text:p>
      <text:p text:style-name="P3"/>
      <text:p text:style-name="P3">Practica 0</text:p>
      <text:p text:style-name="P4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Xavi Cano</text:p>
      <text:p text:style-name="P8">Grup A</text:p>
      <text:p text:style-name="P1"/>
      <text:p text:style-name="P1"/>
      <text:p text:style-name="P1"><text:soft-page-break/></text:p>
      <text:p text:style-name="P1">PAS 2: <text:span text:style-name="T45">V</text:span>isualització d'un model poligonal</text:p>
      <text:p text:style-name="P9"/>
      <text:p text:style-name="P64"/>
      <text:p text:style-name="P53">- Des d'on es crida <text:span text:style-name="T44">el metode draw()</text:span>? Per què?</text:p>
      <text:p text:style-name="P53"/>
      <text:p text:style-name="P34"><text:span text:style-name="T62">Es crida desde el mètode </text:span><text:span text:style-name="T17">paintGL()</text:span> <text:span text:style-name="T1">de l'arxiu glwidget.cpp.</text:span></text:p>
      <text:p text:style-name="P34"/>
      <text:p text:style-name="P35"><text:span text:style-name="T1">Es crida desde paintGL() perque aquest mètode es el que s'encarrega de refrescar la finestra, </text:span>ja sigui per que una altra finestra la tapa, o per qué hi ha un canvi de refresc, per exemple per que es canvia un angle de visió <text:span text:style-name="T39">i per aquest motiu el cub sempre ha de estar pintat.</text:span></text:p>
      <text:p text:style-name="P17"/>
      <text:p text:style-name="P53"/>
      <text:p text:style-name="P53">- Dins de quina classe està definit?</text:p>
      <text:p text:style-name="P53"/>
      <text:p text:style-name="P18">Esta definit dins de la classe cub com a mètode <text:span text:style-name="T30">public </text:span>void(), es a dir, no retorna res.</text:p>
      <text:p text:style-name="P53"/>
      <text:p text:style-name="P53"/>
      <text:p text:style-name="P53">- Quina diferència hi ha entre el constructor i el mètode draw()? On es defineix la geometria? On es dibuixa? Qui ho envia a la GPU?</text:p>
      <text:p text:style-name="P53"/>
      <text:p text:style-name="P20">La diferencia que hi ha es que el constructor s'encarrega de definir les coordenades del cub i la funció draw() s'encarrega de posar el color a les cares del cub.</text:p>
      <text:p text:style-name="P21"/>
      <text:p text:style-name="P36"><text:span text:style-name="T63">- La geometría es defineix amb </text:span>glBegin()<text:span text:style-name="T20">.</text:span></text:p>
      <text:p text:style-name="P33"><text:span text:style-name="T21">- </text:span><text:span text:style-name="T22">Qui ho envia a la GPU es el metode ''glEnd() ''.</text:span></text:p>
      <text:p text:style-name="P53"/>
      <text:p text:style-name="P53"/>
      <text:p text:style-name="P53">- Quina geometria defineix el cub? Les seves cares estan representades per triangles o per quadrilàters?</text:p>
      <text:p text:style-name="P53"/>
      <text:p text:style-name="P22">La geometría que defineix el cub son quadrats, les seves cares estan representades per quadrilàters.</text:p>
      <text:p text:style-name="P53"/>
      <text:p text:style-name="P53"/>
      <text:p text:style-name="P53">- Com estan ordenats els punts? Per què?</text:p>
      <text:p text:style-name="P33"/>
      <text:p text:style-name="P37"><text:span text:style-name="T64">Els punts estan ordenats per tres eixos(x,y,z) on cada cuatre </text:span>glVertex3f <text:span text:style-name="T25">es una de les cares del cub.</text:span></text:p>
      <text:p text:style-name="P60"/>
      <text:p text:style-name="P53"/>
      <text:p text:style-name="P53">- Com s'aconsegueix que roti el cub?</text:p>
      <text:p text:style-name="P67"/>
      <text:p text:style-name="P38"><text:span text:style-name="T23">El cub aconsegueix rotar mitjançant el metode </text:span>glTranslatef()<text:span text:style-name="T24">.</text:span></text:p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9"><text:soft-page-break/><text:span text:style-name="T6">PAS 3: Visualització del model reprogramant la GPU</text:span></text:p>
      <text:p text:style-name="P64"/>
      <text:p text:style-name="P64"/>
      <text:p text:style-name="P54">- Que fa el mètode draw()? Des d'un es crida? Per què?</text:p>
      <text:p text:style-name="P54"/>
      <text:p text:style-name="P23">Es crida desde dos <text:span text:style-name="T38">metodes</text:span>, <text:span text:style-name="T37">que es troben en glwidget.cpp.</text:span></text:p>
      <text:p text:style-name="P23"/>
      <text:p text:style-name="P24">La funció del metode draw() es pintar el cub.</text:p>
      <text:p text:style-name="P61"/>
      <text:p text:style-name="P24">Primer es crida desde <text:span text:style-name="T31">initializeGL</text:span>() per definir la seva estructura i després desde <text:span text:style-name="T31">paintGL</text:span>() perquè al calcular l'interpolació de colors si no es crida a draw() un altre cop no es veurien els resultats.</text:p>
      <text:p text:style-name="P25"/>
      <text:p text:style-name="P54">- Dins de quina classe està definit?</text:p>
      <text:p text:style-name="P54"/>
      <text:p text:style-name="P19">Esta definit dins de la classe <text:span text:style-name="T41">c</text:span>ub com a mètode <text:span text:style-name="T30">public </text:span>void(), es a dir, no retorna res.</text:p>
      <text:p text:style-name="P54"/>
      <text:p text:style-name="P54"/>
      <text:p text:style-name="P54">- Quina diferència hi ha entre el constructor i el mètode draw()?</text:p>
      <text:p text:style-name="P54"/>
      <text:p text:style-name="P39"><text:span text:style-name="T65">La diferencia es que </text:span><text:span text:style-name="T66">el constructor s'encarrega de centrar el cub, definir el tamany de les arestes, definir els vertex i definir els colors.</text:span></text:p>
      <text:p text:style-name="P26"/>
      <text:p text:style-name="P40"><text:span text:style-name="T66">En canvi el metode draw() amb l'ajuda del metode </text:span>glDrawArrays<text:span text:style-name="T66">() el que fa es agafar tota aquesta estructura definida abans al constructor per poder dibuixar triangles mitjançant el parametre </text:span>GL_TRIANGLES.</text:p>
      <text:p text:style-name="P55"/>
      <text:p text:style-name="P55"/>
      <text:p text:style-name="P54">- On es defineix la geometria? Cada cara del cub està formada per triangles o per quadrilàters? Quin ordre segueixen els punts?</text:p>
      <text:p text:style-name="P54"/>
      <text:p text:style-name="P43"><text:span text:style-name="T69">La geometría es defineix al metode </text:span><text:span text:style-name="T70">make().</text:span></text:p>
      <text:p text:style-name="P44"><text:span text:style-name="T70">C</text:span><text:span text:style-name="T61">ada cara del cub esta formada per triangles, concretament dos.</text:span></text:p>
      <text:p text:style-name="P28"/>
      <text:p text:style-name="P29"><text:span text:style-name="T41">L'ordre que segueixen els punts es començant des de la posició zero de l'array fins a arribar a la mida total del vector, que en el nostre cas es 36(</text:span>6 <text:span text:style-name="T40">cares, </text:span>2 triangles <text:span text:style-name="T40">per cara i </text:span>3 vert<text:span text:style-name="T40">ex per </text:span>triangle<text:span text:style-name="T40">). </text:span></text:p>
      <text:p text:style-name="P29"/>
      <text:p text:style-name="P27">L'ordre que segueixen els punts es antihorari.</text:p>
      <text:p text:style-name="P54"/>
      <text:p text:style-name="P54"/>
      <text:p text:style-name="P54">- On es dibuixa?</text:p>
      <text:p text:style-name="P54"/>
      <text:p text:style-name="P30">Al metode draw().</text:p>
      <text:p text:style-name="P54"/>
      <text:p text:style-name="P54">- Qui ho envia a la GPU?</text:p>
      <text:p text:style-name="P54"/>
      <text:p text:style-name="P30">El metode toGPU().</text:p>
      <text:p text:style-name="P54"/>
      <text:p text:style-name="P54"/>
      <text:p text:style-name="P54"/>
      <text:p text:style-name="P54"/>
      <text:p text:style-name="P54"><text:soft-page-break/>- Què s'envia a la GPU?</text:p>
      <text:p text:style-name="P54"/>
      <text:p text:style-name="P31">S'envien dades de les posicions dels vèrtex <text:s/><text:span text:style-name="T42">i </text:span>atributs i <text:span text:style-name="T42">en forma</text:span> <text:span text:style-name="T42">de</text:span> matrius o arrays.</text:p>
      <text:p text:style-name="P54"/>
      <text:p text:style-name="P54"/>
      <text:p text:style-name="P54">- Quin shader processa els vèrtexs?</text:p>
      <text:p text:style-name="P62"/>
      <text:p text:style-name="P32">El vertexShader.</text:p>
      <text:p text:style-name="P54"/>
      <text:p text:style-name="P54"/>
      <text:p text:style-name="P54">- Quin shader s'encarrega dels colors?</text:p>
      <text:p text:style-name="P54"/>
      <text:p text:style-name="P62"/>
      <text:p text:style-name="P32">El fragmentShader.</text:p>
      <text:p text:style-name="P54"/>
      <text:p text:style-name="P54"/>
      <text:p text:style-name="P54">- Per què surten els colors purs en els vèrtexs i en les arestes i cares surten degradats?</text:p>
      <text:p text:style-name="P54"/>
      <text:p text:style-name="P24">Perque en els vèrtexts <text:span text:style-name="T43">s'han </text:span>definit els colors purs , llavors el procés d'interpolació de sempre va d'un color <text:span text:style-name="T43">pur a un altre i visualment aquest canvi de color progresiu es nota a les arestes, que fa un efecte de degradat.</text:span></text:p>
      <text:p text:style-name="P54"/>
      <text:p text:style-name="P54"/>
      <text:p text:style-name="P54">- Com s'aconsegueix que es roti el cub?</text:p>
      <text:p text:style-name="P54"/>
      <text:p text:style-name="P41"><text:span text:style-name="T67">S'aconsegueix que roti gracies als metodes </text:span><text:span text:style-name="T31">mousePressEvent</text:span><text:span text:style-name="T35">() </text:span><text:span text:style-name="T18">que detecta el clic del mouse i</text:span><text:span text:style-name="T35"> </text:span><text:span text:style-name="T31">mouseMoveEvent</text:span><text:span text:style-name="T35">() </text:span><text:span text:style-name="T19">que detecta quan mantenim pulsat el mouse i el movem.</text:span></text:p>
      <text:p text:style-name="P45"/>
      <text:p text:style-name="P41"><text:span text:style-name="T18">Aquest segon metode a la vegada truca als metodes </text:span><text:span text:style-name="T32">set</text:span><text:span text:style-name="T33">X</text:span><text:span text:style-name="T32">Rotation</text:span><text:span text:style-name="T33">(),setYRotation(),setZRotation() </text:span><text:span text:style-name="T18">que realment son els que s'encarreguen de rotar del cub i desprès actualitzar-ho amb </text:span><text:span text:style-name="T33">update().</text:span></text:p>
      <text:p text:style-name="P12"/>
      <text:p text:style-name="P63"/>
      <text:p text:style-name="P5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"><text:soft-page-break/>PAS 4: Visualització del model utilitzant textures a la GPU</text:p>
      <text:p text:style-name="P10"/>
      <text:p text:style-name="P56"/>
      <text:p text:style-name="P50">- Ha canviat el mètode draw()?</text:p>
      <text:p text:style-name="P50"/>
      <text:p text:style-name="P13">Si.</text:p>
      <text:p text:style-name="P58"/>
      <text:p text:style-name="P50"/>
      <text:p text:style-name="P50">- On es defineixen les coordenades de textura? Quin mètode les calcula?</text:p>
      <text:p text:style-name="P51"/>
      <text:p text:style-name="P14">Es defineixen en la clase cub com a atribut privat.</text:p>
      <text:p text:style-name="P14"/>
      <text:p text:style-name="P14">El metode que les calcula es el metode make(), que dins seu te altres dos metodes que son <text:span text:style-name="T32">quad() </text:span>i <text:span text:style-name="T32">initTextura()</text:span><text:span text:style-name="T36"> </text:span><text:span text:style-name="T17">que son els que fan la feina realment.</text:span></text:p>
      <text:p text:style-name="P50"/>
      <text:p text:style-name="P50"/>
      <text:p text:style-name="P50">- Qui les envia a la GPU?</text:p>
      <text:p text:style-name="P50"/>
      <text:p text:style-name="P42"><text:span text:style-name="T68">Qui les envia <text:s/>es el metode </text:span><text:span text:style-name="T32">toGPU(</text:span><text:span text:style-name="T34">).</text:span></text:p>
      <text:p text:style-name="P59"/>
      <text:p text:style-name="P52"/>
      <text:p text:style-name="P50"/>
      <text:p text:style-name="P50">- Què s'envia a la GPU?</text:p>
      <text:p text:style-name="P50"/>
      <text:p text:style-name="P15">S'envia un VBO (Vertex Buffer Object), es a dir, els punts, colors i les coordenades de la textura s'encapsulen en aquest VBO.</text:p>
      <text:p text:style-name="P50"/>
      <text:p text:style-name="P50"/>
      <text:p text:style-name="P50">- Quin shader té com a entrada els vèrtexs?</text:p>
      <text:p text:style-name="P50"/>
      <text:p text:style-name="P16">El vertexShader.</text:p>
      <text:p text:style-name="P16"/>
      <text:p text:style-name="P50"/>
      <text:p text:style-name="P50">- Quin shader té en compte les coordenades de textura?</text:p>
      <text:p text:style-name="P50"/>
      <text:p text:style-name="P15">El fragmentShader.</text:p>
      <text:p text:style-name="P50"/>
      <text:p text:style-name="P50"/>
      <text:p text:style-name="P50">- Quin shader utilitza la textura?</text:p>
      <text:p text:style-name="P50"/>
      <text:p text:style-name="P15">El fragmentShader.</text:p>
      <text:p text:style-name="P49"/>
      <text:p text:style-name="P47">- Com canviaries la imatge de la te<text:span text:style-name="T45">x</text:span>tura mapejada al cub?</text:p>
      <text:p text:style-name="P49"/>
      <text:p text:style-name="P46"><text:span text:style-name="T57">Doncs aniría al metode </text:span><text:span text:style-name="T58">initTextura() </text:span><text:span text:style-name="T57">i a l'hora de fer la instancia de la textura canviaria la ruta amb una altre imatge, concretament en aquesta linea de codi: </text:span></text:p>
      <text:p text:style-name="P46">texture = new QopenGLTexture(QImage("://resources/<text:span text:style-name="T45">ImatgeNova</text:span>.png"));</text:p>
      <text:p text:style-name="P46"/>
      <text:p text:style-name="P46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47:18.273163399</meta:creation-date>
    <dc:date>2016-02-27T02:03:21.577802361</dc:date>
    <meta:editing-duration>PT1H40M2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5" meta:paragraph-count="70" meta:word-count="865" meta:character-count="4874" meta:non-whitespace-character-count="4075"/>
  </office:meta>
</office:document-meta>
</file>